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Calibri1" svg:font-family="Calibri" style:font-adornments="Bold" style:font-pitch="variable"/>
    <style:font-face style:name="Gentium Plus" svg:font-family="'Gentium Plus'" style:font-adornments="Regular" style:font-pitch="variable"/>
    <style:font-face style:name="Calibri2" svg:font-family="Calibr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Q-San-Doc-Stamp">
      <style:paragraph-properties fo:text-align="end" style:justify-single-word="false"/>
    </style:style>
    <style:style style:name="P2" style:family="paragraph" style:parent-style-name="DQ-San-Body-Text">
      <style:text-properties officeooo:rsid="002e9658" officeooo:paragraph-rsid="002e9658"/>
    </style:style>
    <style:style style:name="P3" style:family="paragraph" style:parent-style-name="DQ-San-Body-Text">
      <style:text-properties officeooo:rsid="002ec64c" officeooo:paragraph-rsid="002ec64c"/>
    </style:style>
    <style:style style:name="P4" style:family="paragraph" style:parent-style-name="DQ-San-Body-Text">
      <style:text-properties officeooo:rsid="002ec64c" officeooo:paragraph-rsid="003100ec"/>
    </style:style>
    <style:style style:name="P5" style:family="paragraph" style:parent-style-name="DQ-San-Body-Text">
      <style:text-properties officeooo:rsid="002fb381" officeooo:paragraph-rsid="002fb381"/>
    </style:style>
    <style:style style:name="P6" style:family="paragraph" style:parent-style-name="DQ-San-Body-Text">
      <style:text-properties officeooo:rsid="003100ec" officeooo:paragraph-rsid="003100ec"/>
    </style:style>
    <style:style style:name="P7" style:family="paragraph" style:parent-style-name="DQ-San-Body-Text">
      <style:text-properties officeooo:rsid="003389c1" officeooo:paragraph-rsid="003389c1"/>
    </style:style>
    <style:style style:name="P8" style:family="paragraph" style:parent-style-name="DQ-San-Body-Text">
      <style:text-properties officeooo:rsid="0033d54f" officeooo:paragraph-rsid="0033d54f"/>
    </style:style>
    <style:style style:name="P9" style:family="paragraph" style:parent-style-name="DQ-San-Body-Text">
      <style:text-properties officeooo:rsid="0033fbde" officeooo:paragraph-rsid="0033fbde"/>
    </style:style>
    <style:style style:name="P10" style:family="paragraph" style:parent-style-name="DQ-San-Body-Text">
      <style:text-properties officeooo:rsid="003685f7" officeooo:paragraph-rsid="003685f7"/>
    </style:style>
    <style:style style:name="P11" style:family="paragraph" style:parent-style-name="DQ-San-Body-Text">
      <style:text-properties officeooo:rsid="003685f7" officeooo:paragraph-rsid="003d7ca3"/>
    </style:style>
    <style:style style:name="P12" style:family="paragraph" style:parent-style-name="DQ-San-Body-Text">
      <style:text-properties officeooo:rsid="003a49e4" officeooo:paragraph-rsid="003a49e4"/>
    </style:style>
    <style:style style:name="P13" style:family="paragraph" style:parent-style-name="DQ-San-Body-Text">
      <style:text-properties officeooo:rsid="0040133c" officeooo:paragraph-rsid="0040133c"/>
    </style:style>
    <style:style style:name="P14" style:family="paragraph" style:parent-style-name="DQ-San-Body-Text">
      <style:text-properties officeooo:rsid="0044a76a" officeooo:paragraph-rsid="0044a76a"/>
    </style:style>
    <style:style style:name="P15" style:family="paragraph" style:parent-style-name="DQ-San-Body-Text">
      <style:text-properties officeooo:rsid="004656e0" officeooo:paragraph-rsid="004656e0"/>
    </style:style>
    <style:style style:name="P16" style:family="paragraph" style:parent-style-name="DQ-San-Body-Text">
      <style:text-properties officeooo:rsid="004656e0" officeooo:paragraph-rsid="005106f1"/>
    </style:style>
    <style:style style:name="P17" style:family="paragraph" style:parent-style-name="DQ-San-Body-Text">
      <style:text-properties officeooo:rsid="004656e0" officeooo:paragraph-rsid="005115c3"/>
    </style:style>
    <style:style style:name="P18" style:family="paragraph" style:parent-style-name="DQ-San-Body-Text">
      <style:text-properties officeooo:rsid="004656e0" officeooo:paragraph-rsid="0051cc5a"/>
    </style:style>
    <style:style style:name="P19" style:family="paragraph" style:parent-style-name="DQ-San-Body-Text">
      <style:text-properties officeooo:rsid="004656e0" officeooo:paragraph-rsid="0053c6d7"/>
    </style:style>
    <style:style style:name="P20" style:family="paragraph" style:parent-style-name="DQ-San-Body-Text">
      <style:text-properties officeooo:rsid="004656e0" officeooo:paragraph-rsid="005d002c"/>
    </style:style>
    <style:style style:name="P21" style:family="paragraph" style:parent-style-name="DQ-San-Body-Text">
      <style:text-properties officeooo:rsid="004656e0" officeooo:paragraph-rsid="00677d27"/>
    </style:style>
    <style:style style:name="P22" style:family="paragraph" style:parent-style-name="DQ-San-Body-Text">
      <style:text-properties officeooo:rsid="004656e0" officeooo:paragraph-rsid="006954ee"/>
    </style:style>
    <style:style style:name="P23" style:family="paragraph" style:parent-style-name="DQ-San-Body-Text">
      <style:text-properties officeooo:rsid="004656e0" officeooo:paragraph-rsid="007c291c"/>
    </style:style>
    <style:style style:name="P24" style:family="paragraph" style:parent-style-name="DQ-San-Body-Text">
      <style:text-properties officeooo:rsid="004656e0" officeooo:paragraph-rsid="007feb0a"/>
    </style:style>
    <style:style style:name="P25" style:family="paragraph" style:parent-style-name="DQ-San-Body-Text">
      <style:text-properties officeooo:rsid="0047e2c2" officeooo:paragraph-rsid="0047e2c2"/>
    </style:style>
    <style:style style:name="P26" style:family="paragraph" style:parent-style-name="DQ-San-Body-Text">
      <style:text-properties officeooo:rsid="004849fe" officeooo:paragraph-rsid="004849fe"/>
    </style:style>
    <style:style style:name="P27" style:family="paragraph" style:parent-style-name="DQ-San-Body-Text">
      <style:text-properties officeooo:rsid="004aae79" officeooo:paragraph-rsid="004aae79"/>
    </style:style>
    <style:style style:name="P28" style:family="paragraph" style:parent-style-name="DQ-San-Body-Text">
      <style:text-properties officeooo:rsid="004bc92b" officeooo:paragraph-rsid="004bc9a9"/>
    </style:style>
    <style:style style:name="P29" style:family="paragraph" style:parent-style-name="DQ-San-Body-Text">
      <style:text-properties officeooo:rsid="004c84a2" officeooo:paragraph-rsid="004c84a2"/>
    </style:style>
    <style:style style:name="P30" style:family="paragraph" style:parent-style-name="DQ-San-Body-Text">
      <style:text-properties officeooo:rsid="004d9b6c" officeooo:paragraph-rsid="004d9b6c"/>
    </style:style>
    <style:style style:name="P31" style:family="paragraph" style:parent-style-name="DQ-San-Body-Text">
      <style:text-properties officeooo:rsid="004ed86c" officeooo:paragraph-rsid="004ed86c"/>
    </style:style>
    <style:style style:name="P32" style:family="paragraph" style:parent-style-name="DQ-San-Body-Text">
      <style:text-properties officeooo:rsid="004ed86c" officeooo:paragraph-rsid="005106f1"/>
    </style:style>
    <style:style style:name="P33" style:family="paragraph" style:parent-style-name="DQ-San-Body-Text">
      <style:text-properties officeooo:rsid="0053c6d7" officeooo:paragraph-rsid="0053c6d7"/>
    </style:style>
    <style:style style:name="P34" style:family="paragraph" style:parent-style-name="DQ-San-Body-Text">
      <style:text-properties officeooo:rsid="0058cf4c" officeooo:paragraph-rsid="0058cf4c"/>
    </style:style>
    <style:style style:name="P35" style:family="paragraph" style:parent-style-name="DQ-San-Body-Text">
      <style:text-properties officeooo:rsid="005ac6ff" officeooo:paragraph-rsid="005ac6ff"/>
    </style:style>
    <style:style style:name="P36" style:family="paragraph" style:parent-style-name="DQ-San-Body-Text">
      <style:text-properties officeooo:rsid="0061619c" officeooo:paragraph-rsid="0061619c"/>
    </style:style>
    <style:style style:name="P37" style:family="paragraph" style:parent-style-name="DQ-San-Body-Text">
      <style:text-properties officeooo:rsid="00634be0" officeooo:paragraph-rsid="00634be0"/>
    </style:style>
    <style:style style:name="P38" style:family="paragraph" style:parent-style-name="DQ-San-Body-Text">
      <style:text-properties officeooo:paragraph-rsid="00656ea2"/>
    </style:style>
    <style:style style:name="P39" style:family="paragraph" style:parent-style-name="DQ-San-Body-Text">
      <style:text-properties officeooo:paragraph-rsid="0067384c"/>
    </style:style>
    <style:style style:name="P40" style:family="paragraph" style:parent-style-name="DQ-San-Heading-2">
      <style:text-properties officeooo:paragraph-rsid="005106f1"/>
    </style:style>
    <style:style style:name="P41" style:family="paragraph" style:parent-style-name="DQ-San-Heading-2">
      <style:text-properties officeooo:paragraph-rsid="005d002c"/>
    </style:style>
    <style:style style:name="P42" style:family="paragraph" style:parent-style-name="DQ-San-Heading-2">
      <style:text-properties officeooo:paragraph-rsid="007c291c"/>
    </style:style>
    <style:style style:name="P43" style:family="paragraph" style:parent-style-name="DQ-San-Heading-2">
      <style:text-properties officeooo:paragraph-rsid="007feb0a"/>
    </style:style>
    <style:style style:name="P44" style:family="paragraph" style:parent-style-name="DQ-San-Heading-2">
      <style:text-properties officeooo:paragraph-rsid="00834139"/>
    </style:style>
    <style:style style:name="P45" style:family="paragraph" style:parent-style-name="DQ-San-Body-Text" style:list-style-name="L1">
      <style:text-properties officeooo:rsid="002ec64c" officeooo:paragraph-rsid="002ec64c"/>
    </style:style>
    <style:style style:name="P46" style:family="paragraph" style:parent-style-name="DQ-San-Body-Text" style:list-style-name="L1">
      <style:text-properties officeooo:rsid="00340f47" officeooo:paragraph-rsid="00340f47"/>
    </style:style>
    <style:style style:name="P47" style:family="paragraph" style:parent-style-name="DQ-San-Body-Text" style:list-style-name="L2">
      <style:text-properties officeooo:rsid="0061619c" officeooo:paragraph-rsid="0061619c"/>
    </style:style>
    <style:style style:name="P48" style:family="paragraph" style:parent-style-name="DQ-San-Body-Text" style:list-style-name="L2">
      <style:text-properties officeooo:rsid="00621352" officeooo:paragraph-rsid="00621352"/>
    </style:style>
    <style:style style:name="P49" style:family="paragraph" style:parent-style-name="DQ-San-Body-Text">
      <style:text-properties officeooo:rsid="004656e0" officeooo:paragraph-rsid="007feb0a"/>
    </style:style>
    <style:style style:name="P50" style:family="paragraph" style:parent-style-name="DQ-San-Body-Text">
      <style:text-properties officeooo:rsid="004656e0" officeooo:paragraph-rsid="00834139"/>
    </style:style>
    <style:style style:name="P51" style:family="paragraph" style:parent-style-name="DQ-San-Body-Text">
      <style:text-properties officeooo:rsid="004656e0" officeooo:paragraph-rsid="00854213"/>
    </style:style>
    <style:style style:name="P52" style:family="paragraph" style:parent-style-name="DQ-San-Body-Text">
      <style:text-properties officeooo:rsid="004656e0" officeooo:paragraph-rsid="008659c8"/>
    </style:style>
    <style:style style:name="P53" style:family="paragraph" style:parent-style-name="DQ-San-Body-Text">
      <style:text-properties officeooo:rsid="004656e0" officeooo:paragraph-rsid="007c291c"/>
    </style:style>
    <style:style style:name="P54" style:family="paragraph" style:parent-style-name="DQ-San-Body-Text">
      <style:text-properties officeooo:rsid="004656e0" officeooo:paragraph-rsid="0087bb6c"/>
    </style:style>
    <style:style style:name="T1" style:family="text">
      <style:text-properties officeooo:rsid="003100ec"/>
    </style:style>
    <style:style style:name="T2" style:family="text">
      <style:text-properties officeooo:rsid="0033fbde"/>
    </style:style>
    <style:style style:name="T3" style:family="text">
      <style:text-properties officeooo:rsid="003685f7"/>
    </style:style>
    <style:style style:name="T4" style:family="text">
      <style:text-properties officeooo:rsid="0037f3b2"/>
    </style:style>
    <style:style style:name="T5" style:family="text">
      <style:text-properties officeooo:rsid="003b8c6d"/>
    </style:style>
    <style:style style:name="T6" style:family="text">
      <style:text-properties officeooo:rsid="003cc49a"/>
    </style:style>
    <style:style style:name="T7" style:family="text">
      <style:text-properties officeooo:rsid="003d7ca3"/>
    </style:style>
    <style:style style:name="T8" style:family="text">
      <style:text-properties officeooo:rsid="0041ff87"/>
    </style:style>
    <style:style style:name="T9" style:family="text">
      <style:text-properties officeooo:rsid="0043638d"/>
    </style:style>
    <style:style style:name="T10" style:family="text">
      <style:text-properties officeooo:rsid="0045c154"/>
    </style:style>
    <style:style style:name="T11" style:family="text">
      <style:text-properties officeooo:rsid="0047e2c2"/>
    </style:style>
    <style:style style:name="T12" style:family="text">
      <style:text-properties officeooo:rsid="004849fe"/>
    </style:style>
    <style:style style:name="T13" style:family="text">
      <style:text-properties officeooo:rsid="004bc92b"/>
    </style:style>
    <style:style style:name="T14" style:family="text">
      <style:text-properties officeooo:rsid="004bc9a9"/>
    </style:style>
    <style:style style:name="T15" style:family="text">
      <style:text-properties officeooo:rsid="004cf851"/>
    </style:style>
    <style:style style:name="T16" style:family="text">
      <style:text-properties officeooo:rsid="004ed86c"/>
    </style:style>
    <style:style style:name="T17" style:family="text">
      <style:text-properties officeooo:rsid="005106f1"/>
    </style:style>
    <style:style style:name="T18" style:family="text">
      <style:text-properties officeooo:rsid="005115c3"/>
    </style:style>
    <style:style style:name="T19" style:family="text">
      <style:text-properties officeooo:rsid="0051cc5a"/>
    </style:style>
    <style:style style:name="T20" style:family="text">
      <style:text-properties officeooo:rsid="0053c6d7"/>
    </style:style>
    <style:style style:name="T21" style:family="text">
      <style:text-properties officeooo:rsid="0055019a"/>
    </style:style>
    <style:style style:name="T22" style:family="text">
      <style:text-properties officeooo:rsid="005d002c"/>
    </style:style>
    <style:style style:name="T23" style:family="text">
      <style:text-properties officeooo:rsid="005fadbe"/>
    </style:style>
    <style:style style:name="T24" style:family="text">
      <style:text-properties officeooo:rsid="0063385f"/>
    </style:style>
    <style:style style:name="T25" style:family="text">
      <style:text-properties fo:color="#212121" style:text-underline-style="none" style:font-name-asian="Tahoma" style:font-name-complex="Tahoma"/>
    </style:style>
    <style:style style:name="T26" style:family="text">
      <style:text-properties fo:color="#212121" style:text-underline-style="none" officeooo:rsid="00033955" style:font-name-asian="Tahoma" style:font-name-complex="Tahoma"/>
    </style:style>
    <style:style style:name="T27" style:family="text">
      <style:text-properties fo:color="#212121" style:text-underline-style="none" officeooo:rsid="0004c5d0" style:font-name-asian="Tahoma" style:font-name-complex="Tahoma"/>
    </style:style>
    <style:style style:name="T28" style:family="text">
      <style:text-properties fo:color="#212121" style:text-underline-style="none" officeooo:rsid="00677d27" style:font-name-asian="Tahoma" style:font-name-complex="Tahoma"/>
    </style:style>
    <style:style style:name="T29" style:family="text">
      <style:text-properties fo:color="#212121" style:text-underline-style="none" officeooo:rsid="006954ee" style:font-name-asian="Tahoma" style:font-name-complex="Tahoma"/>
    </style:style>
    <style:style style:name="T30" style:family="text">
      <style:text-properties fo:color="#212121" style:text-underline-style="none" officeooo:rsid="007a74ea" style:font-name-asian="Tahoma" style:font-name-complex="Tahoma"/>
    </style:style>
    <style:style style:name="T31" style:family="text">
      <style:text-properties fo:color="#212121" style:text-underline-style="none" officeooo:rsid="005d002c" style:font-name-asian="Tahoma" style:font-name-complex="Tahoma"/>
    </style:style>
    <style:style style:name="T32" style:family="text">
      <style:text-properties fo:color="#212121" style:text-underline-style="none" officeooo:rsid="007c291c" style:font-name-asian="Tahoma" style:font-name-complex="Tahoma"/>
    </style:style>
    <style:style style:name="T33" style:family="text">
      <style:text-properties fo:color="#212121" style:text-underline-style="none" officeooo:rsid="007c291c" style:font-name-asian="Tahoma" style:font-name-complex="Tahoma" loext:padding="0cm" loext:border="none"/>
    </style:style>
    <style:style style:name="T34" style:family="text">
      <style:text-properties fo:color="#212121" style:text-underline-style="none" officeooo:rsid="007feb0a" style:font-name-asian="Tahoma" style:font-name-complex="Tahoma"/>
    </style:style>
    <style:style style:name="T35" style:family="text">
      <style:text-properties fo:color="#212121" style:text-underline-style="none" officeooo:rsid="008156ea" style:font-name-asian="Tahoma" style:font-name-complex="Tahoma"/>
    </style:style>
    <style:style style:name="T36" style:family="text">
      <style:text-properties fo:color="#212121" style:text-underline-style="none" officeooo:rsid="00834139" style:font-name-asian="Tahoma" style:font-name-complex="Tahoma"/>
    </style:style>
    <style:style style:name="T37" style:family="text">
      <style:text-properties fo:color="#212121" style:text-underline-style="none" officeooo:rsid="008429e1" style:font-name-asian="Tahoma" style:font-name-complex="Tahoma"/>
    </style:style>
    <style:style style:name="T38" style:family="text">
      <style:text-properties fo:color="#212121" style:text-underline-style="none" officeooo:rsid="0084bc41" style:font-name-asian="Tahoma" style:font-name-complex="Tahoma"/>
    </style:style>
    <style:style style:name="T39" style:family="text">
      <style:text-properties fo:color="#212121" style:text-underline-style="none" officeooo:rsid="00854213" style:font-name-asian="Tahoma" style:font-name-complex="Tahoma"/>
    </style:style>
    <style:style style:name="T40" style:family="text">
      <style:text-properties fo:color="#212121" style:text-underline-style="none" officeooo:rsid="008659c8" style:font-name-asian="Tahoma" style:font-name-complex="Tahoma"/>
    </style:style>
    <style:style style:name="T41" style:family="text">
      <style:text-properties fo:color="#212121" style:text-underline-style="none" officeooo:rsid="0087bb6c" style:font-name-asian="Tahoma" style:font-name-complex="Tahoma"/>
    </style:style>
    <style:style style:name="T42" style:family="text">
      <style:text-properties fo:color="#212121" style:text-line-through-style="none" style:text-line-through-type="none" style:text-underline-style="none" officeooo:rsid="006954ee" style:font-name-asian="Tahoma" style:font-name-complex="Tahoma"/>
    </style:style>
    <style:style style:name="T43" style:family="text">
      <style:text-properties fo:color="#212121" style:text-line-through-style="none" style:text-line-through-type="none" style:text-underline-style="none" officeooo:rsid="007c291c" style:font-name-asian="Tahoma" style:font-name-complex="Tahoma"/>
    </style:style>
    <style:style style:name="T44" style:family="text">
      <style:text-properties fo:color="#212121" style:text-line-through-style="none" style:text-line-through-type="none" style:text-underline-style="none" officeooo:rsid="007feb0a" style:font-name-asian="Tahoma" style:font-name-complex="Tahoma"/>
    </style:style>
    <style:style style:name="T45" style:family="text">
      <style:text-properties fo:color="#212121" fo:language="en" fo:country="SG" style:text-underline-style="none" officeooo:rsid="007c291c" style:font-name-asian="Tahoma" style:font-name-complex="Tahoma" loext:padding="0cm" loext:border="none"/>
    </style:style>
    <style:style style:name="T46" style:family="text">
      <style:text-properties officeooo:rsid="007c291c"/>
    </style:style>
    <style:style style:name="T47" style:family="text">
      <style:text-properties officeooo:rsid="007feb0a"/>
    </style:style>
    <style:style style:name="T48" style:family="text">
      <style:text-properties officeooo:rsid="008341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Q-San-Heading-1" text:outline-level="1">2019.03</text:h>
      <text:p text:style-name="P2">01 Mar 2019</text:p>
      <text:p text:style-name="P2">07:30</text:p>
      <text:p text:style-name="P2"/>
      <text:h text:style-name="DQ-San-Heading-2" text:outline-level="2">Fri 01 Mar 2019</text:h>
      <text:p text:style-name="P2">(2019.03.01 0730h) Welcome address rewrite for 2019.03.01-GPPN</text:p>
      <text:p text:style-name="P2">2019.03.01-GPPN-Day 1-Opening Remarks-Deans-Roundtable </text:p>
      <text:p text:style-name="P2">(2019.03.01 2010h) Run Clementi Woods; KV Fitness </text:p>
      <text:p text:style-name="P2">(2019.03.01 2330h) 2018.12-Great-Power-Competition/src/code/</text:p>
      <text:p text:style-name="P2">xbook install elsarticle, ccfonts, eulervm via</text:p>
      <text:p text:style-name="P2">$ apt-cache search &lt;&lt;theName&gt;&gt;</text:p>
      <text:p text:style-name="P2">$ sudo apt-get -y install texlive-publishers texlive-font-utils texlive-science texlive-fonts-extra</text:p>
      <text:p text:style-name="P2"/>
      <text:h text:style-name="DQ-San-Heading-2" text:outline-level="2">Sat 02 Mar 2019</text:h>
      <text:p text:style-name="P2">(2019.03.02 0600h) 2018.12-Great-Power-Competition/src/code/</text:p>
      <text:p text:style-name="P2">(2019.03.02 0808h) Grabcar KVE1 → LKYSPP GPPN-2019 $14 *-CORP</text:p>
      <text:p text:style-name="P2">2019.03.02-GPPN-Day-2-Award-Ceremony</text:p>
      <text:p text:style-name="P2">(2019.03.02 1514h) Grabcar LKYSPP → KVE1 GPPN-2019 $16 *-CORP</text:p>
      <text:p text:style-name="P2">(2019.03.02 1827h) KV Fitness Centre </text:p>
      <text:p text:style-name="P2">(2019.03.02 2000h) Dinner - Pasta with garlic and prawns (AL cooked). Netflix Black Mirror S03.E01-Nosedive</text:p>
      <text:p text:style-name="P2"/>
      <text:h text:style-name="DQ-San-Heading-2" text:outline-level="2">Sun 03 Mar 2019</text:h>
      <text:p text:style-name="P2">(2019.03.03 0815h) Run West Coast Park (with AL); KV Fitness</text:p>
      <text:p text:style-name="P2">(2019.03.03 0951h) Black Mirror S03.E01-Nosedive - Does this concern you, when a social media rating 4.2 wannabe seeks a loan-friendly 4.5 or higher, but then takes a gamble that could elevate her into 4.8 range or tumble her down to 1.7, because</text:p>
      <text:p text:style-name="P2">1. at least it's an Open Society that makes transparent full-participation democratic choices, notwithstanding the mania-driven, crowd-herded feeding frenzy that now and then spring up and end up shutting 1.5s out of even fast-food outlets;</text:p>
      <text:p text:style-name="P2">2. you worry what would happen if all those big data were controlled by either large corporations or powerful states who can then regulate your behaviour through your social media ratings (you're rated social media 0 if you opt out anyway);</text:p>
      <text:p text:style-name="P2">3. you're thinking about how much this applies to your Google Scholar and Field Weighted Citation Index scores, and should you be hanging out more with academic influencers (journal Editors and other names);</text:p>
      <text:p text:style-name="P2">4. life was better back when what mattered was your having gone to the right schools and had the right network of people who could just talk you up over coffee or lunch or golf with others like themselves.</text:p>
      <text:p text:style-name="P2"><text:soft-page-break/><text:a xlink:type="simple" xlink:href="https://www.facebook.com/photo.php?fbid=10101263737332421&amp;set=a.854890685421&amp;type=3&amp;theater" text:style-name="Internet_20_link" text:visited-style-name="Visited_20_Internet_20_Link">Facebook</text:a></text:p>
      <text:p text:style-name="P2">(2019.03.03 1300h) West Coast Plaza – Jalan Kayu Prata $13.30 *-cash</text:p>
      <text:p text:style-name="P2">(2019.03.03 1400h) West Coast Plaza – OCBC ATM changed cashcards 538546 → 418316</text:p>
      <text:p text:style-name="P2">(2019.03.03 1900h) Dinner left-over rice and chicken stew. Netflix Homeland S02.E11-12 complete</text:p>
      <text:p text:style-name="P2">(2019.03.03 2240h) Grabcar KVE1 → Changi T3 $25 *-CORP</text:p>
      <text:p text:style-name="P2"/>
      <text:h text:style-name="DQ-San-Heading-2" text:outline-level="2">Mon 04 Mar 2019</text:h>
      <text:p text:style-name="P2">(2019.03.04 0030h) When you choose street food, atas style</text:p>
      <text:p text:style-name="P2"><text:a xlink:type="simple" xlink:href="https://www.facebook.com/photo.php?fbid=10101263999122791&amp;set=a.854890685421&amp;type=3&amp;theater" text:style-name="Internet_20_link" text:visited-style-name="Visited_20_Internet_20_Link">Facebook</text:a></text:p>
      <text:p text:style-name="P2">(2019.03.04 0040h) Changi T1 C20 SQ022.27A → Newark</text:p>
      <text:p text:style-name="P2">Philip K Dick’s Electric Dreams // E03-Human-Is; E04-Crazy-Diamond (Dick’s “Sales Pitch”); E05-The-Hood-Maker</text:p>
      <text:p text:style-name="P2">A Discovery of Witches (based on All Souls Trilogy by Deborah Harkness) // Creatures – Vampires, demons, witches // Dr Diana Bishop // Ashmul 782 manuscript, Bodleian Library, Oxford <text:s/>// Vampires Prof Matthew Clairmont (Professor of Biochemistry); Dr Miriam Shepherd</text:p>
      <text:p text:style-name="P2">Peter Knox: “We created vampires with our early spells. Over the centuries they have accumulated tremendous power. If we created them, we can uncreate them.”</text:p>
      <text:p text:style-name="P2">“Demon health problems are on the rise. Homelessness, mental health, suicides.”</text:p>
      <text:p text:style-name="P2">Matthew Clairmont: “Vampires are failing to sire; witches’ powers are failing; demons are going mad.”</text:p>
      <text:p text:style-name="P2">E01-02</text:p>
      <text:p text:style-name="P2">Splitting Up Together S01E01-03</text:p>
      <text:p text:style-name="P2"/>
      <text:p text:style-name="P2">System Shock: How the MP3 Changed Music</text:p>
      <text:p text:style-name="P2">Fraunhofer Institute, Ilmenau Germany. Karlheinz Brandenbur, MP3 co-inventor with his PhD supervisor</text:p>
      <text:p text:style-name="P2"/>
      <text:p text:style-name="P2">(2019.03.04 0500h) landed Newark EWR</text:p>
      <text:p text:style-name="P2">“Get back to your line” [which was that line I was standing in]</text:p>
      <text:p text:style-name="P2">“Why you bringing out your iPad?” [when I was trying to expedite the ESTA scrutiny]</text:p>
      <text:p text:style-name="P2">(2019.03.04 0730h) Car Newark EWR → The James New York; no need to sign anything, but I tipped US$20 *-cash</text:p>
      <text:p text:style-name="P2">(2019.03.04 0740h) Checked in The James New York – NOMAD. Room 332.</text:p>
      <text:p text:style-name="P2">(2019.03.04 0954h) 2019.03.01-LKYSPP-GPPN </text:p>
      <text:p text:style-name="P2">Lee Kuan Yew School hosted this year’s Global Public Policy Network conference these past couple days — and so naturally, in addition to all the serious meetings and discussions, we also got to do this…, with all our LKYSPP students simply spectacular.</text:p>
      <text:p text:style-name="P2">Facebook <text:s/></text:p>
      <text:p text:style-name="P2">(2019.03.04 1130h) Walk on 5th Avenue, The James New York → 44th and 5th (529 5th Avenue)</text:p>
      <text:p text:style-name="P2">(2019.03.04 1220h) Best Buy 5th Avenue // USB-C Multi-Adapter, including 4k-HDMI, USB-3.1, USB-C, Ethernet $74.99 plus tax $6.64. Paid $81.64 *-cash</text:p>
      <text:p text:style-name="P2">I asked about the Asus Zenbook 13.3 and 14, but they didn’t have it; they suggested instead B&amp;H, 33rd Street and 9th Avenue.</text:p>
      <text:p text:style-name="P2">(2019.03.04 1244h) CVS Pharmacy 420 5th Avenue // Tostitos++ $8.74 *-cash </text:p>
      <text:p text:style-name="P2"><text:soft-page-break/>(2019.03.04 1300h) Subway 30th Street and 5th Avenue, Roasted Chicken++ $6 *-cash</text:p>
      <text:p text:style-name="P2">(2019.03.04 1330h) Netflix // Star Trek Discovery S02E04 on iPad</text:p>
      <text:p text:style-name="P2">(2019.03.04 1430h) Slept until 1900h, missed dinner <text:span text:style-name="T1">with INET Global Council partners</text:span></text:p>
      <text:p text:style-name="P2">(2019.03.04 2000h) Corr, together with Men in Black 3; Inside story, National Lampoon’s Vacation; Caddyshack</text:p>
      <text:p text:style-name="P2"/>
      <text:h text:style-name="DQ-San-Heading-2" text:outline-level="2">Tue 05 Mar 2019</text:h>
      <text:p text:style-name="P7">(2019.03.05 0750h) Walk from The James New York to Apella by Alexandra ~15mins</text:p>
      <text:p text:style-name="P10">2019.03.05-CGET-NYC</text:p>
      <text:p text:style-name="P7">(2019.03.05 1740h) Walk from Apella to The James New York</text:p>
      <text:p text:style-name="P5">(2019.03.05 2200h) Fast Times at Ridgemont High (unfinished)</text:p>
      <text:h text:style-name="DQ-San-Heading-2" text:outline-level="2">Wed 06 Mar 2019</text:h>
      <text:p text:style-name="P4">(2019.03.06 04<text:span text:style-name="T1">0</text:span>0h) <text:span text:style-name="T1">WhatsApp Jessiline Goh. COE $26,309</text:span></text:p>
      <text:p text:style-name="P4"><text:span text:style-name="T1">(2019.03.06 0420h) </text:span>CM <text:a xlink:type="simple" xlink:href="https://www.moneysupermarket.com/savings/501-2/" text:style-name="Internet_20_link" text:visited-style-name="Visited_20_Internet_20_Link">https://www.moneysupermarket.com/savings/501-2/</text:a></text:p>
      <text:p text:style-name="P5">(2019.03.06 0437h) <text:span text:style-name="T1">WhatsApp </text:span>Tel Jaishankar</text:p>
      <text:p text:style-name="P3">Attendees </text:p>
      <text:list xml:id="list579792740" text:style-name="L1">
        <text:list-item>
          <text:p text:style-name="P45">DQ suggested on Singapore end: ESM, NUS President, DQ</text:p>
        </text:list-item>
        <text:list-item>
          <text:p text:style-name="P45">Jaishankar suggested on Tata end: Ratan Tata, Chairman Emeritus; Chandrasekhar, Chairman; Ronen Sen, Board member; Jaishankar</text:p>
        </text:list-item>
        <text:list-item>
          <text:p text:style-name="P46">Ratan Tata is a very reserved man but in terms of status he outweights all the rest of us put together.</text:p>
        </text:list-item>
        <text:list-item>
          <text:p text:style-name="P46">One possibility is an 8-minute signing, very quick.</text:p>
        </text:list-item>
        <text:list-item>
          <text:p text:style-name="P46">Another is to make this a tie-up for the Bicentennial; give a historical perspective. If so, Ratan Tata might be prepared to speak.</text:p>
        </text:list-item>
        <text:list-item>
          <text:p text:style-name="P46">So the lead possibility is to put together an event that ties in LKYSPP/ Tata/ Bicentennial</text:p>
        </text:list-item>
        <text:list-item>
          <text:p text:style-name="P46">Jaishankar will be in Mumbai Tuesday 12 March, so we should come back to him with some possible arrangement by then.</text:p>
        </text:list-item>
      </text:list>
      <text:p text:style-name="P6">(2019.03.06 0600h) Car The James New York -&gt; Newark International Terminal B SQ check-in, tip US$20 *-cash</text:p>
      <text:p text:style-name="P8">(2019.03.06 0<text:span text:style-name="T2">700</text:span>h) <text:span text:style-name="T2">Virgin Club Lounge. WiFi password redtail (not “loved” as on the printed menu). “Full British”</text:span> <text:span text:style-name="T3">breakfast</text:span></text:p>
      <text:p text:style-name="P9">(2019.03.06 0719h) Worlds collide when they bring you the Straits Times as you're having <text:span text:style-name="T5">your</text:span> Full English, reading the New York Times in GMT-5</text:p>
      <text:p text:style-name="P9"><text:a xlink:type="simple" xlink:href="https://www.facebook.com/photo.php?fbid=10101265202231751&amp;set=a.854890685421&amp;type=3&amp;theater" text:style-name="Internet_20_link" text:visited-style-name="Visited_20_Internet_20_Link">Facebook</text:a> <text:a xlink:type="simple" xlink:href="https://twitter.com/DannyQuah/status/1103272469090193410" text:style-name="Internet_20_link" text:visited-style-name="Visited_20_Internet_20_Link">Twitter</text:a> </text:p>
      <text:p text:style-name="P10">(2019.03.06 0945h) Newark EWR // SQ021.27A -&gt; SIN</text:p>
      <text:p text:style-name="P11">Mars –<text:span text:style-name="T6"> National Geographic production that interweaves a fictional depiction of the first mission to Mars in 2030, on the one hand, and, on the other, real-life interviews and events (from US space missions, Elon Musk’s SpaceX ventures, and yet others, all the way up through year 2016).</text:span></text:p>
      <text:p text:style-name="P10">S01E01-<text:span text:style-name="T4">06, S02E01-</text:span></text:p>
      <text:p text:style-name="P12">True Detective</text:p>
      <text:p text:style-name="P12">S<text:span text:style-name="T7">03E01-E03</text:span></text:p>
      <text:p text:style-name="P13"><text:soft-page-break/>A Private War – Rosamund Pike <text:span text:style-name="T8">as</text:span> Marie Colvin, <text:span text:style-name="T9">based on Marie Brenner’s “Marie Colvin’s Private War”.</text:span></text:p>
      <text:p text:style-name="P14">First Man. Ryan Gosling <text:span text:style-name="T10">as Neil Armstrong</text:span>; Claire Foy, playing American, <text:span text:style-name="T10">Janet Armstrong</text:span>. <text:span text:style-name="T10">The Soviets had beaten out the Americans in Sputnik, Yuri Gargarin, the first space walk [EVA – Extra-Vehicular Activity]. Incomplete</text:span></text:p>
      <text:p text:style-name="P10"/>
      <text:h text:style-name="DQ-San-Heading-2" text:outline-level="2">Thu 07 Mar 2019</text:h>
      <text:p text:style-name="P15">(2019.03.07 0400h) <text:span text:style-name="T12">In-flight EWR SQ021.27A -&gt; SIN</text:span></text:p>
      <text:p text:style-name="P26">(2019.03.07 1735h) Go-Jek Changi T3 -&gt; KVE1 $27.90 *-1189</text:p>
      <text:p text:style-name="P28">(2019.03.07 1830h) <text:span text:style-name="T14">pbook connect to Dell external monitor at KVE1, together with USB keyboard and mouse via USB-C Multi-Adapter; switching off now with xbook (via Thunderbolt?)</text:span></text:p>
      <text:p text:style-name="P27">(2019.03.07 <text:span text:style-name="T13">20</text:span>3<text:span text:style-name="T13">3</text:span>h) <text:span text:style-name="T13">KV Fitness Center</text:span></text:p>
      <text:p text:style-name="P15"/>
      <text:h text:style-name="DQ-San-Heading-2" text:outline-level="2">Fri 08 Mar 2019</text:h>
      <text:p text:style-name="P15">(2019.03.08 0<text:span text:style-name="T11">6</text:span>00h) <text:span text:style-name="T11">In the heat of #GPPN Deans’ roundtable on de-globalisation and nationalist populism, and the intense student competition at our annual #GPPN Conference, Deans and focal points managed to find time for this, at #GPPN2019 organised by @LKYSch. Thanks too to #GrasPP #SciencesPo</text:span></text:p>
      <text:p text:style-name="P25"/>
      <text:p text:style-name="P25">@AndresVelasco @claudio_couto @henrikenderlein @ColumbiaSIPA @LSE_MPA, Berlin's @thehertieschool @FGV_EAESP</text:p>
      <text:p text:style-name="P25"><text:a xlink:type="simple" xlink:href="https://twitter.com/DannyQuah/status/1103778726196568064" text:style-name="Internet_20_link" text:visited-style-name="Visited_20_Internet_20_Link">Twitter</text:a> <text:a xlink:type="simple" xlink:href="https://www.linkedin.com/feed/update/urn:li:activity:6509795638757163008/" text:style-name="Internet_20_link" text:visited-style-name="Visited_20_Internet_20_Link"><text:span text:style-name="T15">LinkedIn</text:span></text:a></text:p>
      <text:p text:style-name="P26">(2019.03.08 0630h) TRAC cleared</text:p>
      <text:p text:style-name="P26">TripAdvisor signup “1DannyQuah” and Club Quarters Lincolns Inn Fields review</text:p>
      <text:p text:style-name="P29">(2019.03.08 08<text:span text:style-name="T16">18</text:span>h) Grabcar KVE1 to Shangri-La $<text:span text:style-name="T16">14</text:span> *-CORP</text:p>
      <text:p text:style-name="P29">2019.03.08-G20-Roundtable-Global-Economic-Challenges-Southeast-Asia-Shangri-La</text:p>
      <text:p text:style-name="P30">(2019.03.08 1400h) WhatsApp Jessiline Goh // Kia-Stonic arriving Apr. Arranged to meet 1530h Thu 28 Mar for $12500 Cashier’s Order to “Cycle &amp; Carriage Kia Pte Ltd” and $3549.30 credit card to AIG for auto insurance // Car pickup mid April at 209 Pandan Gardens, Singapore 609339 (C&amp;C Kia Service Centre)</text:p>
      <text:p text:style-name="P29">(2019.03.08 17<text:span text:style-name="T16">17</text:span>h) Grabcar Shangri-La to KVE1 $<text:span text:style-name="T16">19</text:span> *-CORP</text:p>
      <text:p text:style-name="P31">(2019.03.08 1820h) KV Swim. KV Fitness</text:p>
      <text:p text:style-name="P32">(2019.03.08 20<text:span text:style-name="T17">30</text:span>h) <text:span text:style-name="T17">Instant noodles. Netflix // Homeland S03E01-Tin-Man-is-Down</text:span></text:p>
      <text:p text:style-name="P32"/>
      <text:h text:style-name="P40" text:outline-level="2"><text:span text:style-name="T17">Sat</text:span> 0<text:span text:style-name="T17">9</text:span> Mar 2019</text:h>
      <text:p text:style-name="P16">(2019.03.0<text:span text:style-name="T22">9</text:span> 0<text:span text:style-name="T17">8</text:span>00h) <text:span text:style-name="T17">Tommy Koh. “My comment is that the trade war is only one aspect of the struggle for power between the US and China. The Americans feel that they are the Masters of the Universe. There is a growing consensus in the US that China intends to usurp America’s place. I don’t think America will ever agree to be number 2 to China. I therefore expect trouble ahead.” </text:span><text:a xlink:type="simple" xlink:href="https://www.facebook.com/photo.php?fbid=2187272101490398&amp;set=a.1758071344410478&amp;type=3&amp;theater" text:style-name="Internet_20_link" text:visited-style-name="Visited_20_Internet_20_Link"><text:span text:style-name="T17">Facebook</text:span></text:a></text:p>
      <text:p text:style-name="P17">(2019.03.0<text:span text:style-name="T22">9</text:span> 0<text:span text:style-name="T18">9</text:span>00h) <text:span text:style-name="T18">KV Yoga with Mamta // two other beginners</text:span></text:p>
      <text:p text:style-name="P19"><text:soft-page-break/>(2019.03.0<text:span text:style-name="T22">9</text:span> <text:span text:style-name="T20">1258</text:span>h) When you see again your students from the LSE Course - either version LSE100, LSE400 - or from their attending the LKY School Course ... only now we’re all at G20 Strategic Economic Roundtable, put together for the 2020 Saudi Presidency by Lee Kuan Yew School of Public Policy and Singapore Ministry of Finance</text:p>
      <text:p text:style-name="P33"><text:a xlink:type="simple" xlink:href="https://www.facebook.com/DannyQuah/posts/10101266397830761" text:style-name="Internet_20_link" text:visited-style-name="Visited_20_Internet_20_Link">Facebook</text:a> <text:a xlink:type="simple" xlink:href="https://twitter.com/DannyQuah/status/1104320624560754688" text:style-name="Internet_20_link" text:visited-style-name="Visited_20_Internet_20_Link">Twitter</text:a></text:p>
      <text:p text:style-name="P19">(2019.03.0<text:span text:style-name="T22">9</text:span> <text:span text:style-name="T19">13</text:span>00h) <text:span text:style-name="T19">West Coast Plaza / HK Cafe lunch AL (including $10 discount card renewal) $32.71 *-8892</text:span></text:p>
      <text:p text:style-name="P18">(2019.03.0<text:span text:style-name="T22">9</text:span> <text:span text:style-name="T19">1416</text:span>h) <text:span text:style-name="T19">West Coast Plaza / West Co’z Cafe dinner hor fun takeaway $5.55 *-8892 (then 20c cash return for own container)</text:span></text:p>
      <text:p text:style-name="P33">(2019.03.0<text:span text:style-name="T22">9</text:span> 1430h) Project Management // LibrePlan vs ProjectLibre // Asana <text:span text:style-name="T21">vs Trello </text:span></text:p>
      <text:p text:style-name="P33">(2019.03.0<text:span text:style-name="T22">9</text:span> 1751h) <text:a xlink:type="simple" xlink:href="https://twitter.com/Phil_Baty/status/1103951313967157248" text:style-name="Internet_20_link" text:visited-style-name="Visited_20_Internet_20_Link">Twitter @Phil_Baty</text:a> "The progress we make should come not just from highly cited publications... so the metrics that we pay attention to... need to emphasise larger, interdisciplinary concerns."</text:p>
      <text:p text:style-name="P33"/>
      <text:p text:style-name="P33">@DannyQuah reflects on @timeshighered 's plans for new impact metrics, based on #SDGs #THEglobalimpact</text:p>
      <text:p text:style-name="P34">(2019.03.0<text:span text:style-name="T22">9</text:span> 2000h) Dinner hor fun takeaway. Netflix / Homeland S03E02. Star Trek Discovery S02E03 (repeated)</text:p>
      <text:p text:style-name="P35">(2019.03.0<text:span text:style-name="T22">9</text:span> 2300h) pbook // Uninstall Libreoffice 5.4; Install Libreoffice 6.1 from deb.tar.gz; updated alias loqpb, libreofficeqpb.desktop</text:p>
      <text:p text:style-name="P33"/>
      <text:h text:style-name="P41" text:outline-level="2"><text:span text:style-name="T22">Sun</text:span> <text:span text:style-name="T22">1</text:span>0 Mar 2019</text:h>
      <text:p text:style-name="P20">(2019.03.<text:span text:style-name="T22">1</text:span>0 00<text:span text:style-name="T22">3</text:span>0h) <text:span text:style-name="T23">Trello, Asana (re) setup</text:span></text:p>
      <text:p text:style-name="P36">(2019.03.10 0730h) <text:span text:style-name="T24">pbook // Install </text:span>Extraterm</text:p>
      <text:list xml:id="list2880192833" text:style-name="L2">
        <text:list-item>
          <text:p text:style-name="P47">Download from extraterm.org the linux and commands zipfiles.</text:p>
        </text:list-item>
        <text:list-item>
          <text:p text:style-name="P47">Unpack extraterm linux-x64 into ~/.local/share/</text:p>
        </text:list-item>
        <text:list-item>
          <text:p text:style-name="P47">Unpack extraterm commannds in machines/Linux/lib/</text:p>
        </text:list-item>
        <text:list-item>
          <text:p text:style-name="P48">$ sudo ln -s ~/.local/share/extraterm../extraterm \/usr\/bin/</text:p>
        </text:list-item>
        <text:list-item>
          <text:p text:style-name="P48">Create extterm.desktop in machines/Linux/src and ln -s to ~/.share/local/applications/</text:p>
        </text:list-item>
      </text:list>
      <text:p text:style-name="P37">(2019.03.10 0908h) Run West Coast Park. KV Fitness</text:p>
      <text:p text:style-name="P38"><text:span text:style-name="Internet_20_link"><text:span text:style-name="T26">(2019.03.10 1140h) </text:span></text:span><text:span text:style-name="Internet_20_link"><text:span text:style-name="T27">r/Crostini // </text:span></text:span><text:a xlink:type="simple" xlink:href="https://www.reddit.com/r/Crostini/comments/az9lw6/interesting_problem_with_libre_office_in_crostini/ei6pmmd/" text:style-name="Internet_20_link" text:visited-style-name="Visited_20_Internet_20_Link"><text:span text:style-name="Internet_20_link">Interesting problem with Libre Office in Crostini and the clipboard</text:span></text:a></text:p>
      <text:p text:style-name="P38"><text:span text:style-name="Internet_20_link"><text:span text:style-name="T27">https://www.reddit.com/r/Crostini/comments/az9lw6/interesting_problem_with_libre_office_in_crostini/ei6pmmd/</text:span></text:span></text:p>
      <text:p text:style-name="P39"><text:span text:style-name="Internet_20_link"><text:span text:style-name="T26">(2019.03.10 1140h) </text:span></text:span><text:span text:style-name="Internet_20_link"><text:span text:style-name="T27">r/Crostini // </text:span></text:span><text:a xlink:type="simple" xlink:href="https://www.reddit.com/r/Crostini/comments/az9lw6/interesting_problem_with_libre_office_in_crostini/ei6pmmd/" text:style-name="Internet_20_link" text:visited-style-name="Visited_20_Internet_20_Link"><text:span text:style-name="Internet_20_link">Interesting problem with Libre Office in Crostini and the clipboard</text:span></text:a></text:p>
      <text:p text:style-name="P39"><text:span text:style-name="Internet_20_link"><text:span text:style-name="T27">https://www.reddit.com/r/Crostini/comments/az9lw6/interesting_problem_with_libre_office_in_crostini/ei6pmmd/</text:span></text:span></text:p>
      <text:p text:style-name="P39"><text:span text:style-name="Internet_20_link"><text:span text:style-name="T27">Thanks for raising this. The problem is with Crostini, not with LibreOffice or using a different Paste/”Paste Special” combination or applying an appropriate ChromeOS setting. Put succinctly, for the time being, Crostini has only plaintext copy-paste.</text:span></text:span></text:p>
      <text:p text:style-name="P39"><text:span text:style-name="Internet_20_link"><text:span text:style-name="T27"/></text:span></text:p>
      <text:p text:style-name="P39"><text:span text:style-name="Internet_20_link"><text:span text:style-name="T27">I’d previously remarked on this in https://www.reddit.com/r/Crostini/comments/aka0b6/living_with_only_plaintext_copypaste/ but you’ll see from the comments there and elsewhere that other Crostini workers didn’t think this was a big issue. Their argument is that Crostini is mostly for developers, and cutting code is not a </text:span></text:span><text:soft-page-break/><text:span text:style-name="Internet_20_link"><text:span text:style-name="T27">richtext copy-paste intensive workflow. I see their points but I disagree still. I do think it’s important, and I agree with the concerns you describe. I raised this again in bugs.chromium as comment 13 in</text:span></text:span></text:p>
      <text:p text:style-name="P39"><text:span text:style-name="Internet_20_link"><text:span text:style-name="T27"/></text:span></text:p>
      <text:p text:style-name="P39"><text:span text:style-name="Internet_20_link"><text:span text:style-name="T27">https://bugs.chromium.org/p/chromium/issues/detail?id=809898</text:span></text:span></text:p>
      <text:p text:style-name="P39"><text:span text:style-name="Internet_20_link"><text:span text:style-name="T27"/></text:span></text:p>
      <text:p text:style-name="P39"><text:span text:style-name="Internet_20_link"><text:span text:style-name="T27">“True, power users coding don’t need more than plaintext copy-paste. But that doesn’t mean that power users won’t need better than plaintext copy-paste for the other things they want to do on their computers.”</text:span></text:span></text:p>
      <text:p text:style-name="P39"><text:span text:style-name="Internet_20_link"><text:span text:style-name="T27"/></text:span></text:p>
      <text:p text:style-name="P39"><text:span text:style-name="Internet_20_link"><text:span text:style-name="T27">This was accepted as reasonable, so richtext copy-paste now seems seems to be in the planning for Q2. Fingers crossed.</text:span></text:span></text:p>
      <text:p text:style-name="P22"><text:span text:style-name="Internet_20_link"><text:span text:style-name="T29">(2019.03.10 1250h) Gojek KVE1 to </text:span></text:span><text:span text:style-name="Internet_20_link"><text:span text:style-name="T42">Forum Shopping Mall $15 *-8892</text:span></text:span></text:p>
      <text:p text:style-name="P22"><text:span text:style-name="Internet_20_link"><text:span text:style-name="T42">(2019.03.10 1330h) Jade Palace Seafood Restaurant Dimsum Lunch, AL and B, $56.85 *-8892 (AL gave $20, B gave $20)</text:span></text:span></text:p>
      <text:p text:style-name="P24"><text:span text:style-name="Internet_20_link"><text:span text:style-name="T42">(2019.03.10 1</text:span></text:span><text:span text:style-name="Internet_20_link"><text:span text:style-name="T44">7</text:span></text:span><text:span text:style-name="Internet_20_link"><text:span text:style-name="T42">30h) </text:span></text:span><text:span text:style-name="Internet_20_link"><text:span text:style-name="T43">J</text:span></text:span><text:span text:style-name="Internet_20_link"><text:span text:style-name="T44">udy and Wan. Kai and Jet. Clementi Park, then Zamzam for murtabak</text:span></text:span></text:p>
      <text:p text:style-name="P21"><text:span text:style-name="Internet_20_link"><text:span text:style-name="T28">(</text:span></text:span><text:span text:style-name="Internet_20_link"><text:span text:style-name="T30">2019.03.10 2230h</text:span></text:span><text:span text:style-name="Internet_20_link"><text:span text:style-name="T28">) 2019.03.12-BNY-Mellon-Singapore-</text:span></text:span><text:span text:style-name="Internet_20_link"><text:span text:style-name="T30">Danny.Quah</text:span></text:span><text:span text:style-name="Internet_20_link"><text:span text:style-name="T28">.</text:span></text:span><text:span text:style-name="Internet_20_link"><text:span text:style-name="T30">odt, 2019.03.12-</text:span></text:span><text:span text:style-name="Internet_20_link"><text:span text:style-name="T35">BNY-Mellon-Singapore-Danny.Quah-talking-points.odt</text:span></text:span></text:p>
      <text:h text:style-name="P42" text:outline-level="2"><text:span text:style-name="T46">Mon</text:span> <text:span text:style-name="T22">11</text:span> Mar 2019</text:h>
      <text:p text:style-name="P23"><text:span text:style-name="Internet_20_link"><text:span text:style-name="T25">(2019.03.</text:span></text:span><text:span text:style-name="Internet_20_link"><text:span text:style-name="T31">1</text:span></text:span><text:span text:style-name="Internet_20_link"><text:span text:style-name="T32">1</text:span></text:span><text:span text:style-name="Internet_20_link"><text:span text:style-name="T25"> 0</text:span></text:span><text:span text:style-name="Internet_20_link"><text:span text:style-name="T32">5</text:span></text:span><text:span text:style-name="Internet_20_link"><text:span text:style-name="T31">3</text:span></text:span><text:span text:style-name="Internet_20_link"><text:span text:style-name="T25">0h) </text:span></text:span><text:span text:style-name="Internet_20_link"><text:span text:style-name="T32">Corr </text:span></text:span></text:p>
      <text:p text:style-name="P23"><text:span text:style-name="Internet_20_link"><text:span text:style-name="T32">2019.03.11.1000h-Pre-GB-ESM-Goh-OTH.3M </text:span></text:span></text:p>
      <text:p text:style-name="P23"><text:span text:style-name="Internet_20_link"><text:span text:style-name="T45">2019.03.11.1400h-Joan.Moh-tel-call</text:span></text:span><text:span text:style-name="Internet_20_link"><text:span text:style-name="T33"> </text:span></text:span></text:p>
      <text:p text:style-name="P23"><text:span text:style-name="Internet_20_link"><text:span text:style-name="T33">2019.03.11.1600h-Peter.Schoppert-NUS-Press-Publications-OTH.DO </text:span></text:span></text:p>
      <text:p text:style-name="P51"><text:span text:style-name="Internet_20_link"><text:span text:style-name="T25">(2019.03.</text:span></text:span><text:span text:style-name="Internet_20_link"><text:span text:style-name="T31">1</text:span></text:span><text:span text:style-name="Internet_20_link"><text:span text:style-name="T39">1</text:span></text:span><text:span text:style-name="Internet_20_link"><text:span text:style-name="T25"> </text:span></text:span><text:span text:style-name="Internet_20_link"><text:span text:style-name="T37">21</text:span></text:span><text:span text:style-name="Internet_20_link"><text:span text:style-name="T34">0</text:span></text:span><text:span text:style-name="Internet_20_link"><text:span text:style-name="T25">0h) </text:span></text:span><text:span text:style-name="Internet_20_link"><text:span text:style-name="T37">Redact PDF bank statements </text:span></text:span><text:span text:style-name="Internet_20_link"><text:span text:style-name="T38">2018.09 through 2019.02 </text:span></text:span><text:span text:style-name="Internet_20_link"><text:span text:style-name="T37">for NUS claims and reconciliation, using </text:span></text:span><text:a xlink:type="simple" xlink:href="https://pdfzorro.com/" text:style-name="Internet_20_link" text:visited-style-name="Visited_20_Internet_20_Link"><text:span text:style-name="Internet_20_link">PDFZorro.com</text:span></text:a><text:span text:style-name="Internet_20_link"><text:span text:style-name="T37">, after checking </text:span></text:span><text:a xlink:type="simple" xlink:href="https://pdf.wondershare.com/top-pdf-software/free-redaction-software.html" text:style-name="Internet_20_link" text:visited-style-name="Visited_20_Internet_20_Link"><text:span text:style-name="Internet_20_link">Top 10 Redaction Software for Redacting PDF</text:span></text:a></text:p>
      <text:p text:style-name="P51"><text:span text:style-name="Internet_20_link"><text:span text:style-name="T32"/></text:span></text:p>
      <text:h text:style-name="P43" text:outline-level="2"><text:span text:style-name="T47">Tue</text:span> <text:span text:style-name="T22">12</text:span> Mar 2019</text:h>
      <text:p text:style-name="P24"><text:span text:style-name="Internet_20_link"><text:span text:style-name="T25">(2019.03.</text:span></text:span><text:span text:style-name="Internet_20_link"><text:span text:style-name="T31">1</text:span></text:span><text:span text:style-name="Internet_20_link"><text:span text:style-name="T34">2</text:span></text:span><text:span text:style-name="Internet_20_link"><text:span text:style-name="T25"> 0</text:span></text:span><text:span text:style-name="Internet_20_link"><text:span text:style-name="T34">70</text:span></text:span><text:span text:style-name="Internet_20_link"><text:span text:style-name="T25">0h) </text:span></text:span><text:span text:style-name="Internet_20_link"><text:span text:style-name="T34">Freddy Boey re MPAM</text:span></text:span><text:span text:style-name="Internet_20_link"><text:span text:style-name="T32"> </text:span></text:span></text:p>
      <text:p text:style-name="P24"><text:span text:style-name="Internet_20_link"><text:span text:style-name="T32">2019.03.12.1130h-Phone call with Michael Hu on Le Cercle Panel <text:s/>-</text:span></text:span><text:span text:style-name="Internet_20_link"><text:span text:style-name="T41">&gt; </text:span></text:span></text:p>
      <text:p text:style-name="P51"><text:span text:style-name="Internet_20_link"><text:span text:style-name="T25">(2019.03.</text:span></text:span><text:span text:style-name="Internet_20_link"><text:span text:style-name="T31">1</text:span></text:span><text:span text:style-name="Internet_20_link"><text:span text:style-name="T34">2</text:span></text:span><text:span text:style-name="Internet_20_link"><text:span text:style-name="T25"> </text:span></text:span><text:span text:style-name="Internet_20_link"><text:span text:style-name="T39">1251</text:span></text:span><text:span text:style-name="Internet_20_link"><text:span text:style-name="T25">h) </text:span></text:span><text:span text:style-name="Internet_20_link"><text:span text:style-name="T39">Grabcar OTH to Ritz-Carlton Millenia $11.50 *-CORP // 2019.03.12-BNY-Mellon-Leadership-Summit-Ritz-Carlton</text:span></text:span></text:p>
      <text:p text:style-name="P51"><text:span text:style-name="Internet_20_link"><text:span text:style-name="T39">(2019.03.12 1309h) Ritz-Carlton // 2019.03.12-BNY-Mellon-Leadership-Summit-Ritz-Carlton</text:span></text:span></text:p>
      <text:p text:style-name="P51"><text:span text:style-name="Internet_20_link"><text:span text:style-name="T39">(2019.03.12 1444h) Grabcar Ritz-Carlton to NUS University Hall LKC Wing $11 *-CORP // 2019.03.12.1530h-MPAM-JAC-Freddy.Boey-U-Hall </text:span></text:span></text:p>
      <text:p text:style-name="P54"><text:span text:style-name="Internet_20_link"><text:span text:style-name="T41">(2019.03.12 1500h) Ran into Kishore.M in Ground Floor, LKC Wing U-Hall</text:span></text:span></text:p>
      <text:p text:style-name="P54"><text:span text:style-name="Internet_20_link"><text:span text:style-name="T39">2019.03.12.1530h-MPAM-JAC-Freddy.Boey-U-Hall </text:span></text:span></text:p>
      <text:p text:style-name="P52"><text:span text:style-name="Internet_20_link"><text:span text:style-name="T40">(2019.03.12 1700h) U-Hall Bus D2 and then walk back to Kent Vale. Sonia Aker too.</text:span></text:span></text:p>
      <text:p text:style-name="P52"><text:span text:style-name="Internet_20_link"><text:span text:style-name="T32"/></text:span></text:p>
      <text:h text:style-name="P44" text:outline-level="2"><text:span text:style-name="T48">Wed</text:span> <text:span text:style-name="T22">13</text:span> Mar 2019</text:h>
      <text:p text:style-name="P50"><text:span text:style-name="Internet_20_link"><text:span text:style-name="T25">(2019.03.</text:span></text:span><text:span text:style-name="Internet_20_link"><text:span text:style-name="T31">1</text:span></text:span><text:span text:style-name="Internet_20_link"><text:span text:style-name="T36">3</text:span></text:span><text:span text:style-name="Internet_20_link"><text:span text:style-name="T25"> 0</text:span></text:span><text:span text:style-name="Internet_20_link"><text:span text:style-name="T34">70</text:span></text:span><text:span text:style-name="Internet_20_link"><text:span text:style-name="T25">0h) </text:span></text:span><text:span text:style-name="Internet_20_link"><text:span text:style-name="T36">MCM</text:span></text:span><text:span text:style-name="Internet_20_link"><text:span text:style-name="T3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Calibri1" svg:font-family="Calibri" style:font-adornments="Bold" style:font-pitch="variable"/>
    <style:font-face style:name="Gentium Plus" svg:font-family="'Gentium Plus'" style:font-adornments="Regular" style:font-pitch="variable"/>
    <style:font-face style:name="Calibri2" svg:font-family="Calibr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SG"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SG"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2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Q-San-Heading-1" style:family="paragraph" style:parent-style-name="Heading_20_1" style:next-style-name="DQ-San-Body-Text" style:default-outline-level="1">
      <style:paragraph-properties style:writing-mode="page"/>
      <style:text-properties style:font-name="Calibri2" fo:font-family="Calibri" style:font-style-name="Regular" style:font-family-generic="swiss" style:font-pitch="variable" fo:font-size="24pt" style:font-size-asian="10.5pt" style:font-weight-complex="normal"/>
    </style:style>
    <style:style style:name="Heading_20_1" style:display-name="Heading 1" style:family="paragraph" style:parent-style-name="Heading" style:next-style-name="Text_20_body" style:class="text">
      <style:paragraph-properties fo:margin-top="0.423cm" fo:margin-bottom="0.212cm" loext:contextual-spacing="false" style:writing-mode="page"/>
      <style:text-properties style:font-name="Calibri1" fo:font-family="Calibri" style:font-style-name="Bold" style:font-pitch="variable" fo:font-size="130%" fo:font-weight="bold" style:font-size-asian="130%" style:font-weight-asian="bold" style:font-size-complex="130%" style:font-weight-complex="bold"/>
    </style:style>
    <style:style style:name="DQ-San-Body-Text" style:family="paragraph" style:parent-style-name="Standard">
      <style:text-properties style:font-name="Calibri2" fo:font-family="Calibri" style:font-style-name="Regular" style:font-family-generic="swiss" style:font-pitch="variable" style:font-size-asian="10.5pt"/>
    </style:style>
    <style:style style:name="DQ-San-Para-1" style:family="paragraph" style:parent-style-name="DQ-San-Body-Text">
      <style:paragraph-properties fo:margin-top="0cm" fo:margin-bottom="0.423cm" loext:contextual-spacing="false"/>
      <style:text-properties style:font-size-asian="10.5pt"/>
    </style:style>
    <style:style style:name="DQ-San-Doc-Stamp" style:family="paragraph" style:parent-style-name="DQ-San-Para-1">
      <loext:graphic-properties draw:fill="solid" draw:fill-color="#ffffff"/>
      <style:paragraph-properties fo:margin-top="0cm" fo:margin-bottom="0cm" loext:contextual-spacing="false" fo:background-color="#ffffff" style:writing-mode="page">
        <style:tab-stops/>
      </style:paragraph-properties>
      <style:text-properties fo:color="#999999" fo:font-size="10pt" style:font-size-asian="10.5pt"/>
    </style:style>
    <style:style style:name="DQ-San-Heading-2" style:family="paragraph" style:parent-style-name="DQ-San-Heading-1" style:default-outline-level="2">
      <style:paragraph-properties style:writing-mode="page"/>
      <style:text-properties fo:font-size="18pt" style:font-size-asian="10.5pt"/>
    </style:style>
    <style:style style:name="DQ-Items-Numbered-1" style:family="paragraph" style:parent-style-name="Numbering_20_1">
      <style:paragraph-properties fo:margin-left="0.96cm" fo:margin-right="0cm" fo:margin-top="0cm" fo:margin-bottom="0cm" loext:contextual-spacing="false" fo:line-height="100%" fo:text-indent="-0.64cm" style:auto-text-indent="false" style:writing-mode="page">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DQ-Ser-Body-Text" style:family="paragraph" style:parent-style-name="DQ-San-Body-Text">
      <style:paragraph-properties style:writing-mode="page"/>
      <style:text-properties style:font-name="Gentium Plus" fo:font-family="'Gentium Plus'" style:font-style-name="Regular" style:font-pitch="variable" style:font-size-asian="10.5pt"/>
    </style:style>
    <style:style style:name="DQ-Ser-Para-1" style:family="paragraph" style:parent-style-name="DQ-Ser-Body-Text">
      <style:paragraph-properties fo:margin-top="0cm" fo:margin-bottom="0.4cm" loext:contextual-spacing="false" style:writing-mode="pag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Q-San-Footer-1" style:family="paragraph" style:parent-style-name="Horizontal_20_Lin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Q-San-Doc-Stamp">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DQ-San-Footer-1"/>
        <text:p text:style-name="MP1"><text:page-number text:select-page="current">4</text:page-number></text:p>
      </style:footer>
      <style:footer-first>
        <text:p text:style-name="Horizontal_20_Line"/>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8:03:38.903269576</meta:creation-date>
    <dc:title>DQ-1tDefault</dc:title>
    <meta:editing-duration>P1DT16H52M51S</meta:editing-duration>
    <meta:editing-cycles>62</meta:editing-cycles>
    <meta:generator>LibreOffice/6.0.7.3$Linux_X86_64 LibreOffice_project/00m0$Build-3</meta:generator>
    <meta:initial-creator>Danny Quah</meta:initial-creator>
    <dc:date>2019-03-12T19:29:11.544722755</dc:date>
    <dc:creator>Danny Quah</dc:creator>
    <meta:document-statistic meta:table-count="0" meta:image-count="0" meta:object-count="0" meta:page-count="6" meta:paragraph-count="156" meta:word-count="1967" meta:character-count="13642" meta:non-whitespace-character-count="11814"/>
    <meta:template xlink:type="simple" xlink:actuate="onRequest" xlink:title="DQ-1tDefault" xlink:href="file:///home/dq/0/Scene/1/db/Config/libreoffice/4/user/template/DQ-1tDefault.ott" meta:date="2019-03-06T18:03:38.639956608"/>
  </office:meta>
</office:document-meta>
</file>